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45D5FAB8419B5F2EA48.png" manifest:media-type="image/png"/>
  <manifest:file-entry manifest:full-path="Pictures/1000020100000399000001A0AD5E815A6E3308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e32fb" officeooo:paragraph-rsid="001e32fb"/>
    </style:style>
    <style:style style:name="P2" style:family="paragraph" style:parent-style-name="Standard">
      <style:text-properties style:font-name="Calibri" fo:font-size="10pt" officeooo:rsid="001b6d1b" officeooo:paragraph-rsid="001b6d1b" style:font-size-asian="10pt" style:font-size-complex="10pt"/>
    </style:style>
    <style:style style:name="P3" style:family="paragraph" style:parent-style-name="Standard">
      <style:text-properties style:font-name="Calibri" fo:font-size="10pt" officeooo:rsid="001b6d1b" officeooo:paragraph-rsid="00234cae" style:font-size-asian="10pt" style:font-size-complex="10pt"/>
    </style:style>
    <style:style style:name="P4" style:family="paragraph" style:parent-style-name="Standard">
      <style:text-properties style:font-name="Calibri" fo:font-size="10pt" officeooo:rsid="001e32fb" officeooo:paragraph-rsid="001e32fb" style:font-size-asian="10pt" style:font-size-complex="10pt"/>
    </style:style>
    <style:style style:name="P5" style:family="paragraph" style:parent-style-name="Standard">
      <style:text-properties style:font-name="Calibri" fo:font-size="10pt" officeooo:rsid="00264862" officeooo:paragraph-rsid="00264862" style:font-size-asian="10pt" style:font-size-complex="10pt"/>
    </style:style>
    <style:style style:name="P6" style:family="paragraph" style:parent-style-name="Standard">
      <style:text-properties style:font-name="Calibri" fo:font-size="10pt" officeooo:rsid="00293342" officeooo:paragraph-rsid="00293342" style:font-size-asian="10pt" style:font-size-complex="10pt"/>
    </style:style>
    <style:style style:name="P7" style:family="paragraph" style:parent-style-name="Standard">
      <style:text-properties style:font-name="Calibri" fo:font-size="10pt" fo:font-weight="bold" officeooo:rsid="001b6d1b" officeooo:paragraph-rsid="001b6d1b" style:font-size-asian="10pt" style:font-weight-asian="bold" style:font-size-complex="10pt" style:font-weight-complex="bold"/>
    </style:style>
    <style:style style:name="P8" style:family="paragraph" style:parent-style-name="Standard">
      <style:text-properties style:font-name="Calibri" fo:font-size="10pt" fo:font-weight="bold" officeooo:rsid="001e32fb" officeooo:paragraph-rsid="001e32fb" style:font-size-asian="10pt" style:font-weight-asian="bold" style:font-size-complex="10pt" style:font-weight-complex="bold"/>
    </style:style>
    <style:style style:name="P9" style:family="paragraph" style:parent-style-name="Standard">
      <style:text-properties style:font-name="Calibri" fo:font-size="10pt" fo:font-weight="bold" officeooo:rsid="00264862" officeooo:paragraph-rsid="00264862" style:font-size-asian="10pt" style:font-weight-asian="bold" style:font-size-complex="10pt" style:font-weight-complex="bold"/>
    </style:style>
    <style:style style:name="P10" style:family="paragraph" style:parent-style-name="Standard">
      <style:text-properties style:font-name="Calibri" fo:font-size="10pt" fo:font-weight="normal" officeooo:rsid="00234cae" officeooo:paragraph-rsid="00234cae" style:font-size-asian="10pt" style:font-weight-asian="normal" style:font-size-complex="10pt" style:font-weight-complex="normal"/>
    </style:style>
    <style:style style:name="P11" style:family="paragraph" style:parent-style-name="Standard">
      <style:text-properties style:font-name="Calibri" fo:font-size="10pt" fo:font-weight="normal" officeooo:rsid="002490b9" officeooo:paragraph-rsid="002490b9" style:font-size-asian="10pt" style:font-weight-asian="normal" style:font-size-complex="10pt" style:font-weight-complex="normal"/>
    </style:style>
    <style:style style:name="P12" style:family="paragraph" style:parent-style-name="Standard">
      <style:text-properties style:font-name="Calibri" fo:font-size="10pt" fo:font-weight="normal" officeooo:rsid="002509d8" officeooo:paragraph-rsid="002509d8" style:font-size-asian="10pt" style:font-weight-asian="normal" style:font-size-complex="10pt" style:font-weight-complex="normal"/>
    </style:style>
    <style:style style:name="P13" style:family="paragraph" style:parent-style-name="Standard">
      <style:text-properties style:font-name="Calibri" fo:font-size="10pt" fo:font-weight="normal" officeooo:rsid="002db24a" officeooo:paragraph-rsid="002db24a" style:font-size-asian="8.75pt" style:font-weight-asian="normal" style:font-size-complex="10pt" style:font-weight-complex="normal"/>
    </style:style>
    <style:style style:name="P14" style:family="paragraph" style:parent-style-name="Standard">
      <style:text-properties style:font-name="Calibri" fo:font-size="14pt" fo:font-weight="bold" officeooo:rsid="001b6d1b" officeooo:paragraph-rsid="001b6d1b" style:font-size-asian="14pt" style:font-weight-asian="bold" style:font-size-complex="14pt" style:font-weight-complex="bold"/>
    </style:style>
    <style:style style:name="P15" style:family="paragraph" style:parent-style-name="Standard">
      <style:text-properties style:font-name="Calibri" fo:font-size="12pt" fo:font-weight="bold" officeooo:rsid="001b6d1b" officeooo:paragraph-rsid="001b6d1b" style:font-size-asian="12pt" style:font-weight-asian="bold" style:font-size-complex="12pt" style:font-weight-complex="bold"/>
    </style:style>
    <style:style style:name="P16" style:family="paragraph" style:parent-style-name="Preformatted_20_Text">
      <style:text-properties style:font-name="Calibri"/>
    </style:style>
    <style:style style:name="P17" style:family="paragraph" style:parent-style-name="Preformatted_20_Text">
      <style:text-properties style:font-name="Calibri" fo:font-size="10pt" style:font-size-asian="10pt" style:font-size-complex="10pt"/>
    </style:style>
    <style:style style:name="P18" style:family="paragraph" style:parent-style-name="Preformatted_20_Text">
      <style:text-properties style:font-name="Calibri" fo:font-size="10pt" officeooo:rsid="001e32fb" officeooo:paragraph-rsid="00293342" style:font-size-asian="10pt" style:font-size-complex="10pt"/>
    </style:style>
    <style:style style:name="P19" style:family="paragraph" style:parent-style-name="Preformatted_20_Text">
      <style:text-properties style:font-name="Calibri" fo:font-size="10pt" officeooo:rsid="001e32fb" officeooo:paragraph-rsid="001e32fb" style:font-size-asian="10pt" style:font-size-complex="10pt"/>
    </style:style>
    <style:style style:name="P20" style:family="paragraph" style:parent-style-name="Preformatted_20_Text">
      <style:text-properties style:font-name="Calibri" fo:font-size="10pt" officeooo:rsid="001b6d1b" officeooo:paragraph-rsid="00234cae" style:font-size-asian="10pt" style:font-size-complex="10pt"/>
    </style:style>
    <style:style style:name="P21" style:family="paragraph" style:parent-style-name="Preformatted_20_Text">
      <style:text-properties style:font-name="Calibri" fo:font-size="10pt" officeooo:rsid="00264862" officeooo:paragraph-rsid="00264862" style:font-size-asian="10pt" style:font-size-complex="10pt"/>
    </style:style>
    <style:style style:name="P22" style:family="paragraph" style:parent-style-name="Preformatted_20_Text">
      <style:text-properties style:font-name="Calibri" fo:font-size="10pt" officeooo:paragraph-rsid="002db24a" style:font-size-asian="10pt" style:font-size-complex="10pt"/>
    </style:style>
    <style:style style:name="P23" style:family="paragraph" style:parent-style-name="Preformatted_20_Text">
      <style:text-properties style:font-name="Calibri" fo:font-size="10pt" fo:font-weight="bold" officeooo:rsid="001b6d1b" officeooo:paragraph-rsid="00234cae" style:font-size-asian="10pt" style:font-weight-asian="bold" style:font-size-complex="10pt" style:font-weight-complex="bold"/>
    </style:style>
    <style:style style:name="P24" style:family="paragraph" style:parent-style-name="Preformatted_20_Text">
      <style:text-properties style:font-name="Calibri" fo:font-size="10pt" fo:font-weight="bold" officeooo:rsid="001b6d1b" officeooo:paragraph-rsid="002db24a" style:font-size-asian="10pt" style:font-weight-asian="bold" style:font-size-complex="10pt" style:font-weight-complex="bold"/>
    </style:style>
    <style:style style:name="P25" style:family="paragraph" style:parent-style-name="Preformatted_20_Text">
      <style:text-properties style:font-name="Calibri" fo:font-size="10pt" fo:font-weight="bold" officeooo:rsid="00264862" officeooo:paragraph-rsid="00264862" style:font-size-asian="10pt" style:font-weight-asian="bold" style:font-size-complex="10pt" style:font-weight-complex="bold"/>
    </style:style>
    <style:style style:name="P26" style:family="paragraph" style:parent-style-name="Preformatted_20_Text">
      <style:paragraph-properties fo:margin-top="0cm" fo:margin-bottom="0.499cm" loext:contextual-spacing="false"/>
      <style:text-properties style:font-name="Calibri"/>
    </style:style>
    <style:style style:name="P27" style:family="paragraph" style:parent-style-name="Preformatted_20_Text">
      <style:paragraph-properties fo:margin-top="0cm" fo:margin-bottom="0.499cm" loext:contextual-spacing="false"/>
      <style:text-properties style:font-name="Calibri" fo:font-size="10pt" style:font-size-asian="10pt" style:font-size-complex="10pt"/>
    </style:style>
    <style:style style:name="P28" style:family="paragraph" style:parent-style-name="Standard">
      <style:paragraph-properties>
        <style:tab-stops>
          <style:tab-stop style:position="7.1cm"/>
        </style:tab-stops>
      </style:paragraph-properties>
      <style:text-properties style:font-name="Calibri" fo:font-size="10pt" fo:font-weight="normal" officeooo:rsid="001b6d1b" officeooo:paragraph-rsid="001b6d1b" style:font-size-asian="10pt" style:font-weight-asian="normal" style:font-size-complex="10pt" style:font-weight-complex="normal"/>
    </style:style>
    <style:style style:name="P29" style:family="paragraph" style:parent-style-name="Standard">
      <style:paragraph-properties>
        <style:tab-stops>
          <style:tab-stop style:position="7.1cm"/>
        </style:tab-stops>
      </style:paragraph-properties>
      <style:text-properties style:font-name="Calibri" fo:font-size="10pt" fo:font-weight="normal" officeooo:rsid="001b6d1b" officeooo:paragraph-rsid="003e36b2" style:font-size-asian="10pt" style:font-weight-asian="normal" style:font-size-complex="10pt" style:font-weight-complex="normal"/>
    </style:style>
    <style:style style:name="P30" style:family="paragraph" style:parent-style-name="Standard">
      <style:paragraph-properties>
        <style:tab-stops>
          <style:tab-stop style:position="7.1cm"/>
        </style:tab-stops>
      </style:paragraph-properties>
      <style:text-properties style:font-name="Calibri" fo:font-size="10pt" fo:font-weight="normal" officeooo:paragraph-rsid="003e36b2" style:font-size-asian="10pt" style:font-weight-asian="normal" style:font-size-complex="10pt" style:font-weight-complex="normal"/>
    </style:style>
    <style:style style:name="P31" style:family="paragraph" style:parent-style-name="Preformatted_20_Text">
      <style:paragraph-properties fo:margin-top="0cm" fo:margin-bottom="0.499cm" loext:contextual-spacing="false"/>
      <style:text-properties style:font-name="Calibri" fo:font-size="10pt" officeooo:paragraph-rsid="003e36b2" style:font-size-asian="10pt" style:font-size-complex="10pt"/>
    </style:style>
    <style:style style:name="P32" style:family="paragraph" style:parent-style-name="Preformatted_20_Text">
      <style:text-properties style:font-name="Calibri" fo:font-size="10pt" officeooo:rsid="001b6d1b" officeooo:paragraph-rsid="003e36b2" style:font-size-asian="10pt" style:font-size-complex="10pt"/>
    </style:style>
    <style:style style:name="P33" style:family="paragraph" style:parent-style-name="Preformatted_20_Text">
      <style:text-properties style:font-name="Calibri" fo:font-size="10pt" officeooo:rsid="001b6d1b" officeooo:paragraph-rsid="00400f01" style:font-size-asian="10pt" style:font-size-complex="10pt"/>
    </style:style>
    <style:style style:name="P34" style:family="paragraph" style:parent-style-name="Preformatted_20_Text">
      <style:text-properties style:font-name="Calibri" fo:font-size="10pt" fo:font-weight="bold" officeooo:rsid="00400f01" officeooo:paragraph-rsid="00400f01" style:font-size-asian="10pt" style:font-weight-asian="bold" style:font-size-complex="10pt" style:font-weight-complex="bold"/>
    </style:style>
    <style:style style:name="T1" style:family="text">
      <style:text-properties officeooo:rsid="001c8090"/>
    </style:style>
    <style:style style:name="T2" style:family="text">
      <style:text-properties officeooo:rsid="001e32fb"/>
    </style:style>
    <style:style style:name="T3" style:family="text">
      <style:text-properties style:text-position="super 58%"/>
    </style:style>
    <style:style style:name="T4" style:family="text">
      <style:text-properties officeooo:rsid="002191aa"/>
    </style:style>
    <style:style style:name="T5" style:family="text">
      <style:text-properties officeooo:rsid="002490b9"/>
    </style:style>
    <style:style style:name="T6" style:family="text">
      <style:text-properties officeooo:rsid="00264862"/>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293342"/>
    </style:style>
    <style:style style:name="T9" style:family="text">
      <style:text-properties officeooo:rsid="002a1d5b"/>
    </style:style>
    <style:style style:name="T10" style:family="text">
      <style:text-properties officeooo:rsid="002bb18b"/>
    </style:style>
    <style:style style:name="T11" style:family="text">
      <style:text-properties officeooo:rsid="002db24a"/>
    </style:style>
    <style:style style:name="T12" style:family="text">
      <style:text-properties officeooo:rsid="002dcf61"/>
    </style:style>
    <style:style style:name="T13" style:family="text">
      <style:text-properties officeooo:rsid="002e9e29"/>
    </style:style>
    <style:style style:name="T14" style:family="text">
      <style:text-properties officeooo:rsid="002ff323"/>
    </style:style>
    <style:style style:name="T15" style:family="text">
      <style:text-properties officeooo:rsid="00318ddc"/>
    </style:style>
    <style:style style:name="T16" style:family="text">
      <style:text-properties officeooo:rsid="00318f05"/>
    </style:style>
    <style:style style:name="T17" style:family="text">
      <style:text-properties officeooo:rsid="0031a953"/>
    </style:style>
    <style:style style:name="T18" style:family="text">
      <style:text-properties officeooo:rsid="0032ba99"/>
    </style:style>
    <style:style style:name="T19" style:family="text">
      <style:text-properties officeooo:rsid="0032e4ad"/>
    </style:style>
    <style:style style:name="T20" style:family="text">
      <style:text-properties officeooo:rsid="00334510"/>
    </style:style>
    <style:style style:name="T21" style:family="text">
      <style:text-properties officeooo:rsid="0034faad"/>
    </style:style>
    <style:style style:name="T22" style:family="text">
      <style:text-properties officeooo:rsid="00359f28"/>
    </style:style>
    <style:style style:name="T23" style:family="text">
      <style:text-properties officeooo:rsid="00374ff6"/>
    </style:style>
    <style:style style:name="T24" style:family="text">
      <style:text-properties officeooo:rsid="0038cd1f"/>
    </style:style>
    <style:style style:name="T25" style:family="text">
      <style:text-properties officeooo:rsid="003e36b2"/>
    </style:style>
    <style:style style:name="T26" style:family="text">
      <style:text-properties officeooo:rsid="00400f0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gital Design VHDL Project <text:span text:style-name="T1">R</text:span>eport</text:p>
      <text:p text:style-name="P2"/>
      <text:p text:style-name="P15">Introduction</text:p>
      <text:p text:style-name="P2"/>
      <text:p text:style-name="P2">The aim of this project was to create a peak <text:span text:style-name="T12">detector</text:span> that when fed a series of hexadecimal data values the peak value was <text:span text:style-name="T12">identified</text:span> along with the proceeding and previous 3 values. This detector is run on a Xilinx <text:span text:style-name="T18">Spartan-6</text:span> FPGA development board and communications between the board and desktop computer is handled via the UART RS-232 protocol. Along with the main feature of peak detection, the system had to respond to certain input commands and produce results as requested. These features are detailed below.</text:p>
      <text:p text:style-name="P2"/>
      <text:p text:style-name="P15">Group</text:p>
      <text:p text:style-name="P2"/>
      <text:p text:style-name="P2">As group 17, <text:span text:style-name="T12">o</text:span>ur four person group consisted of Daryl White, Alexander Hamilton, Sylvia Betrosian and Adreas Michaelides. We met <text:span text:style-name="T2">initially </text:span>to discuss the project and split up into pairs <text:span text:style-name="T12">to</text:span> work on the Data <text:span text:style-name="T12">P</text:span>rocessor and <text:span text:style-name="T12">C</text:span>ommand <text:span text:style-name="T12">P</text:span>rocessor. Daryl White and Alexander Hamilton designed and built the Data Processor and Sylvia Betrosian and Adreas Michaelides designed and built the Command <text:span text:style-name="T4">Processor.</text:span></text:p>
      <text:p text:style-name="P2"/>
      <text:p text:style-name="P15">Plan</text:p>
      <text:p text:style-name="P2"/>
      <text:p text:style-name="P2">A large part of this assignment was learning to break down large portions of the project into smaller tasks that could be allocated to each group member and the experience of coordinating work efforts so that each component integrated correctly once the final system was built.</text:p>
      <text:p text:style-name="P2"/>
      <text:p text:style-name="P2">Our group decided to meet every two weeks to discuss progress and problems and, before the interim deadline, test the interaction of the data processor and command processor.</text:p>
      <text:p text:style-name="P2"/>
      <text:p text:style-name="P2">Within each two person team a <text:span text:style-name="T2">Gantt</text:span> chart was drawn up to plan when each segment of the respective processor should be completed by.</text:p>
      <text:p text:style-name="P2"/>
      <text:p text:style-name="P2"><text:span text:style-name="T2">Gantt</text:span> Chart and key milestone dates.</text:p>
      <text:p text:style-name="P2"/>
      <text:p text:style-name="P2">The key milestones for this project were the interim assignment deadline (working code and report) on Friday 24<text:span text:style-name="T3">th</text:span> March and the final synthesised deadline on 28th April and the presentation date of </text:p>
      <text:p text:style-name="P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Data Processor</text:p>
      <text:p text:style-name="P28"/>
      <text:p text:style-name="P30">Our Data Processor first waits for the start signal from the command processor to start the retrieval of data from the data processor. The number of data bytes to be retrieved is specified by the command processor as well in the form of the signal numWords_BCD. The data processor converts the BCD numbers into a single integer.</text:p>
      <text:p text:style-name="P30"><text:s/>The data processor retrieves data from the data generator by changing the value of ctrlOut which is interpreted by the data generator as a request for bytes. ctrlOut will keep switching until the number of switches is equal to the number of bytes requested.</text:p>
      <text:p text:style-name="P30"><text:s/>As the data bytes come in, they are allocated a position a global array. While being allocated, each data byte is compared to the current peak value. The peak is initialised as having the value of “10000001” which is the smallest negative number and if the byte coming in is greater than the current peak, it becomes the highest peak and its position is saved. The individual data bytes are also sent to the command processor after they are saved in the global array. </text:p>
      <text:p text:style-name="P29">After all the data bytes are sent out, the peak byte and the 3 bytes preceding and following the peak are allocated into dataResults while the peak index is converted into the BCD format for maxIndex. Once the peak value has been converted, seqDone is asserted. <text:s/></text:p>
      <text:p text:style-name="P28"/>
      <text:p text:style-name="P10">The first step in designing the data processor was to understand the function<text:span text:style-name="T5">ality</text:span> required then <text:span text:style-name="T5">implement this in a state machine.</text:span></text:p>
      <text:p text:style-name="P10"/>
      <text:p text:style-name="P11">Below is the <text:span text:style-name="T13">finite</text:span> state machine diagram.</text:p>
      <text:p text:style-name="P11"/>
      <text:p text:style-name="P11"><draw:frame draw:style-name="fr1" draw:name="Image2" text:anchor-type="paragraph" svg:width="13.526cm" svg:height="6.108cm" draw:z-index="1"><draw:image xlink:href="Pictures/1000020100000399000001A0AD5E815A6E3308E1.png" xlink:type="simple" xlink:show="embed" xlink:actuate="onLoad"/></draw:frame></text:p>
      <text:p text:style-name="P11"/>
      <text:p text:style-name="P11">This was then converted to an ASM chart so the states could be created using simple conditionals in VHDL.</text:p>
      <text:p text:style-name="P11"/>
      <text:p text:style-name="P11">Below is the ASM Chart</text:p>
      <text:p text:style-name="P11"/>
      <text:p text:style-name="P11"><draw:frame draw:style-name="fr2" draw:name="Image1" text:anchor-type="paragraph" svg:width="13.434cm" svg:height="25.511cm" draw:z-index="0"><draw:image xlink:href="Pictures/10000201000002260000045D5FAB8419B5F2EA48.png" xlink:type="simple" xlink:show="embed" xlink:actuate="onLoad"/></draw:frame><text:soft-page-break/></text:p>
      <text:p text:style-name="P7"><text:soft-page-break/></text:p>
      <text:p text:style-name="P12"/>
      <text:p text:style-name="P7"/>
      <text:p text:style-name="P10">To explain the data processor we have broken this section into architecture, signals and processes and gone into detail about our choices within each section.</text:p>
      <text:p text:style-name="P10"/>
      <text:p text:style-name="P8">Architecture</text:p>
      <text:p text:style-name="P4"/>
      <text:p text:style-name="P6">We decided to use a single architecture called ‘dataConsume’, we initially considered multiple architectures for modularity but felt that this would increase complexity and possible duplication of signals.</text:p>
      <text:p text:style-name="P19"/>
      <text:p text:style-name="P9">States</text:p>
      <text:p text:style-name="P4"/>
      <text:p text:style-name="P5">The follow states where used in our state machine</text:p>
      <text:p text:style-name="P4"/>
      <text:p text:style-name="P18"><text:span text:style-name="T6">1) </text:span>init – <text:span text:style-name="T8">This is the initial state that waits for the ‘start’ signal to arrive from the command processor before moving on to ‘dataRequest’</text:span></text:p>
      <text:p text:style-name="P18"/>
      <text:p text:style-name="P18"><text:span text:style-name="T6">2) </text:span>dataRequest – <text:span text:style-name="T9">Second state that is conditional upon a signal ‘dataArrived’ which signifies when data is being received from the data generator.</text:span></text:p>
      <text:p text:style-name="P18"/>
      <text:p text:style-name="P18"><text:span text:style-name="T6">3)</text:span>sendBytes – <text:span text:style-name="T9">Third state checks for the end condition of all data being received from the data generator before moving onto the peak byte assignment.</text:span></text:p>
      <text:p text:style-name="P18"/>
      <text:p text:style-name="P18"><text:span text:style-name="T6">4)</text:span>assignPeak – <text:span text:style-name="T10">Forth state that assigns the peak byte, three preceding bytes and three post bytes.</text:span></text:p>
      <text:p text:style-name="P18"/>
      <text:p text:style-name="P18"><text:span text:style-name="T6">5)</text:span>sendPeak – <text:span text:style-name="T10">Fifth state, this is the final state that sends the results to the command processor and returns to the initial state.</text:span></text:p>
      <text:p text:style-name="P4"/>
      <text:p text:style-name="P8">Signals</text:p>
      <text:p text:style-name="P4"/>
      <text:p text:style-name="P16">curState, nextState: state_type; - Used for moving through the state machine</text:p>
      <text:p text:style-name="P16"/>
      <text:p text:style-name="P16">numWordsReg: BCD_ARRAY_TYPE(2 downto 0); -Stores ‘numWords’ in a register.</text:p>
      <text:p text:style-name="P16"/>
      <text:p text:style-name="P16">integerPosistion3,integerPosistion2,integerPosistion1, totalSum : integer; - Integers involved in ‘numWords’.</text:p>
      <text:p text:style-name="P16"/>
      <text:p text:style-name="P16">N: integer := 0; - Controls the allocation of the data into the array.</text:p>
      <text:p text:style-name="P16"/>
      <text:p text:style-name="P16">resetN: std_logic; - <text:span text:style-name="T11">R</text:span>esets ‘N’ back to zero when in ‘init’ <text:span text:style-name="T11">state.</text:span></text:p>
      <text:p text:style-name="P16"/>
      <text:p text:style-name="P16">beginRequest, endRequest: std_logic; <text:s/>- Tell the processor to stop and start requesting data from the generator.</text:p>
      <text:p text:style-name="P16"/>
      <text:p text:style-name="P16">totalDataArray : CHAR_ARRAY_TYPE(0 to 999); <text:s/>Stores every byte <text:span text:style-name="T11">received.</text:span></text:p>
      <text:p text:style-name="P16"/>
      <text:p text:style-name="P16">rollingPeakBin : signed(7 downto 0) := "10000001"; <text:s/>- <text:span text:style-name="T20">Stores the current peak byte in binary</text:span>.</text:p>
      <text:p text:style-name="P16"/>
      <text:p text:style-name="P16">peakIndex: integer; – <text:span text:style-name="T20">The i</text:span>ndex of <text:span text:style-name="T20">the </text:span>peak byte. </text:p>
      <text:p text:style-name="P16"/>
      <text:p text:style-name="P16">ctrl_2Delayed, ctrl_2Detection: std_logic; <text:s/>- Ctrl_2 detection signals.</text:p>
      <text:p text:style-name="P16"/>
      <text:p text:style-name="P16">resultsValid: std_logic; - <text:span text:style-name="T20">This signal goes high once all the received bytes have been compared.</text:span></text:p>
      <text:p text:style-name="P16"/>
      <text:p text:style-name="P16">dataArrived: std_logic; - Check that data has started to be allocated into the global array.</text:p>
      <text:p text:style-name="P16"/>
      <text:p text:style-name="P26"><text:soft-page-break/>conversionComplete: std_logic; <text:s/>- Check that ‘peakIndex’ has been converted into a <text:span text:style-name="T11">BCD</text:span> format.</text:p>
      <text:p text:style-name="P8">Processes</text:p>
      <text:p text:style-name="P2"/>
      <text:p text:style-name="P24">Processes handling the state machine</text:p>
      <text:p text:style-name="P24"/>
      <text:p text:style-name="P22">state_reg: process(clk, reset) <text:s/>- <text:span text:style-name="T14">This process returns the state machine to the initial state upon the reset signal going high and changes the current state to the next state on the clock edge.</text:span></text:p>
      <text:p text:style-name="P3"/>
      <text:p text:style-name="P20">state_order: process(clk,curState) – <text:span text:style-name="T15">The main state machine process, this is responsible for executing conditionals in each state.</text:span></text:p>
      <text:p text:style-name="P3"/>
      <text:p text:style-name="P20">combinational_output:process(curState) – <text:span text:style-name="T15">As we are using Moore architecture this process provides the outputs for the states.</text:span></text:p>
      <text:p text:style-name="P3"/>
      <text:p text:style-name="P23"><text:s/>Processes handling numWords_BCD</text:p>
      <text:p text:style-name="P17"/>
      <text:p text:style-name="P31">register_numWords:process(start, clk) -- This is just a simple register to store the value numWords_bcd on the rising clock edge. This is an easy way to avoid latches.</text:p>
      <text:p text:style-name="P32">convert_numWords:process(numWordsReg, reset) - This is the process for converting each digit in numWords_bcd into a way that is readable for our machine. This is done by converting each of the bit vectors into unsigned bit arrays followed by integers.</text:p>
      <text:p text:style-name="P3"/>
      <text:p text:style-name="P32">summing_numWords:process(integerPosistion1, integerPosistion2, integerPosistion3) – <text:span text:style-name="T25">E</text:span>ach of the integers are then multiplied by their corresponding position (integerposition3 represents the hundreds and is therefore multiplied by 100) and summed together to produce the integer format of numWords_bcd which is saved as a signal in the form of ‘totalSum’.</text:p>
      <text:p text:style-name="P3"/>
      <text:p text:style-name="P23">Processes handling the handshaking protocol <text:s/></text:p>
      <text:p text:style-name="P3"/>
      <text:p text:style-name="P33">request_data:process(CLK, reset, resetN) – This is the process responsible for requesting data from the data generator. The data generator prepares a new byte of data to send when there is a change in the output from the data processor. This is done by having ctrlOut being assigned the ‘switching’ variable whenever there is a rising clock edge and beginRequest is high. The value for switching is then inverted and a ‘switchCounter’ variable increases by 1. When the switchCounter is greater than the totalSum, ctrlOut will stop changing and hence data will stop being requested.</text:p>
      <text:p text:style-name="P20"/>
      <text:p text:style-name="P33">delay_ctrl_2:process(clk) – This process saves the value of what is currently ctrlIn into a register. This registered value is then compared below in the global_data_array process.</text:p>
      <text:p text:style-name="P20"/>
      <text:p text:style-name="P23">Storing data processes </text:p>
      <text:p text:style-name="P23"/>
      <text:p text:style-name="P20">send_byte:process(totalDataArray,clk) – <text:span text:style-name="T24">Passes each byte received from the Data Generator directly to the Command Processor as required in the specification.</text:span></text:p>
      <text:p text:style-name="P20"/>
      <text:p text:style-name="P33">global_data_array: process(clk,beginRequest) <text:s/>- This process is responsible for saving the data coming into the data processor from the data generator. It first XOR’s the values of ctrl_2Delayed and ctrlIn to check if they are different. If they are different, this allows this process to detect a change in the value of ctrlIn which represents that the data from the generator is ready. The process then saves this data value into the Nth position in the global data array. N is then increased by 1 and the signal representing that the first byte of data has been saved, is asserted. The array will stop saving values into the array then the value of N is greater than the totalSum – 1 in which a signal will be asserted to represent the end of the assignment of data bytes.</text:p>
      <text:p text:style-name="P33"/>
      <text:p text:style-name="P34"/>
      <text:p text:style-name="P34"><text:soft-page-break/>Detector Process</text:p>
      <text:p text:style-name="P25"/>
      <text:p text:style-name="P27">detector: process(clk,totalDataArray, reset, resetN) – <text:span text:style-name="T22">This process is compares each incoming byte against the current peak byte, if it is larger then the ‘rollingPeakBin’ and ‘peakIndex’ singals get updated.</text:span></text:p>
      <text:p text:style-name="P21">peakIndex_to_BCD:process(peakIndex, clk, reset) – <text:span text:style-name="T23">This process converts the ‘peakIndex’ into the BCD format using triple counters for the ones, tens and hundreds.</text:span></text:p>
      <text:p text:style-name="P5"/>
      <text:p text:style-name="P21">requested_results: process(reset, resultsValid)--the peak index will be in BCD format so not sure how correct this will be (Alex)</text:p>
      <text:p text:style-name="P5"/>
      <text:p text:style-name="P5"/>
      <text:p text:style-name="P5"><text:span text:style-name="T7">GitHub</text:span> – We used git for our version control system and our code is available on <text:span text:style-name="T21">G</text:span>it<text:span text:style-name="T21">H</text:span>ub at https://github.com/darylw357/digital_design_group</text:p>
      <text:p text:style-name="P3"/>
      <text:p text:style-name="P5">We felt it was important do this as we could track each change made by our respective partner and reduced the chance of duplicated efforts or code breaking. It also allowed us to get the core functionality then improve upon that with experimental branches without risking our working project.</text:p>
      <text:p text:style-name="P2"/>
      <text:p text:style-name="P7"/>
      <text:p text:style-name="P7"/>
      <text:p text:style-name="P7"/>
      <text:p text:style-name="P7"/>
      <text:p text:style-name="P7"/>
      <text:p text:style-name="P7"/>
      <text:p text:style-name="P7"/>
      <text:p text:style-name="P15">Command Processor</text:p>
      <text:p text:style-name="P2"/>
      <text:p text:style-name="P2">Group to add their <text:span text:style-name="T11">report</text:span> here.</text:p>
      <text:p text:style-name="P15"/>
      <text:p text:style-name="P15">Conclusion</text:p>
      <text:p text:style-name="P15"/>
      <text:p text:style-name="P13">This digital design project provided challenges in designing a complex system within the VHD language and working within unfamiliar groups to achieve a common goal. However we , as a group, felt that overall this project was successful in implementing the required specification of a <text:span text:style-name="T26">h</text:span>exadecimal data peak detector on Xilinx <text:span text:style-name="T19">Spartan-6</text:span> hardware.</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32fb" officeooo:paragraph-rsid="001e32f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8:56:32.042000000</meta:creation-date>
    <dc:date>2017-03-20T10:56:47.076236301</dc:date>
    <meta:editing-duration>PT3H23M59S</meta:editing-duration>
    <meta:editing-cycles>25</meta:editing-cycles>
    <meta:generator>LibreOffice/5.1.6.2$Linux_X86_64 LibreOffice_project/10m0$Build-2</meta:generator>
    <meta:document-statistic meta:table-count="0" meta:image-count="2" meta:object-count="0" meta:page-count="6" meta:paragraph-count="69" meta:word-count="1567" meta:character-count="10000" meta:non-whitespace-character-count="8469"/>
  </office:meta>
</office:document-meta>
</file>